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B000001E57E886738.png"/>
  <manifest:file-entry manifest:media-type="image/png" manifest:full-path="Pictures/1000000000000219000001E20B99AFBF.png"/>
  <manifest:file-entry manifest:media-type="image/png" manifest:full-path="Pictures/100000000000014100000037D9C966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16cm" svg:height="5.669cm" svg:x="5.842cm" svg:y="5.334cm">
          <draw:image xlink:href="Pictures/1000000000000219000001E20B99AFBF.png" xlink:type="simple" xlink:show="embed" xlink:actuate="onLoad">
            <text:p/>
          </draw:image>
        </draw:frame>
        <draw:frame draw:style-name="gr1" draw:text-style-name="P1" draw:layer="layout" svg:width="7.923cm" svg:height="5.374cm" svg:x="13.919cm" svg:y="5.45cm">
          <draw:image xlink:href="Pictures/10000000000002CB000001E57E886738.png" xlink:type="simple" xlink:show="embed" xlink:actuate="onLoad">
            <text:p/>
          </draw:image>
        </draw:frame>
        <draw:frame draw:style-name="gr1" draw:text-style-name="P1" draw:layer="layout" svg:width="4.895cm" svg:height="0.838cm" svg:x="12.192cm" svg:y="9.906cm">
          <draw:image xlink:href="Pictures/100000000000014100000037D9C96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3-09T12:50:02.04</meta:creation-date>
    <dc:date>2017-03-09T13:58:31.02</dc:date>
    <dc:creator>Ernest </dc:creator>
    <meta:editing-duration>PT3M9S</meta:editing-duration>
    <meta:editing-cycles>2</meta:editing-cycles>
    <meta:generator>OpenOffice/4.1.2$Win32 OpenOffice.org_project/412m3$Build-9782</meta:generator>
    <meta:document-statistic meta:object-count="26"/>
  </office:meta>
</office:document-meta>
</file>